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2300d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4b1f6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.076cm" svg:stroke-color="#800000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9" style:family="graphic" style:parent-style-name="objectwithoutfill">
      <style:graphic-properties svg:stroke-width="0.076cm" svg:stroke-color="#800000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10" style:family="graphic" style:parent-style-name="objectwithoutfill">
      <style:graphic-properties svg:stroke-width="0.076cm" svg:stroke-color="#800000" draw:marker-start-width="0.313cm" draw:marker-end-width="0.313cm" svg:stroke-opacity="75%" draw:fill="none" draw:textarea-vertical-align="middle" fo:padding-top="0.162cm" fo:padding-bottom="0.162cm" fo:padding-left="0.287cm" fo:padding-right="0.287cm"/>
    </style:style>
    <style:style style:name="gr11" style:family="graphic" style:parent-style-name="objectwithoutfill">
      <style:graphic-properties svg:stroke-width="0.025cm" svg:stroke-color="#800000" draw:marker-start-width="0.237cm" draw:marker-end-width="0.237cm" svg:stroke-opacity="25%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76cm" svg:stroke-color="#800000" draw:marker-start-width="0.313cm" draw:marker-end-width="0.313cm" svg:stroke-opacity="50%" draw:fill="none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076cm" svg:stroke-color="#800000" draw:marker-start-width="0.313cm" draw:marker-end-width="0.313cm" svg:stroke-opacity="75%" draw:fill="solid" draw:fill-color="#ffffff" draw:textarea-vertical-align="middle" fo:padding-top="0.162cm" fo:padding-bottom="0.162cm" fo:padding-left="0.287cm" fo:padding-right="0.287cm" draw:shadow="hidden"/>
    </style:style>
    <style:style style:name="gr14" style:family="graphic" style:parent-style-name="standard">
      <style:graphic-properties draw:fill="gradient" draw:fill-color="#e6e6ff" draw:fill-gradient-name="Gradient_20_1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9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076cm" svg:stroke-color="#800000" draw:marker-start-width="0.313cm" draw:marker-end-width="0.313cm" svg:stroke-opacity="25%" draw:fill="none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24pt" style:font-size-asian="24pt" style:font-size-complex="24pt"/>
    </style:style>
    <style:style style:name="T1" style:family="text">
      <style:text-properties fo:color="#000000" fo:font-family="TeXGyreTermes" style:font-pitch="variable" fo:font-size="24pt" style:font-size-asian="24pt" style:font-size-complex="24pt"/>
    </style:style>
    <style:style style:name="T2" style:family="text">
      <style:text-properties fo:font-family="TeXGyreTerme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27cm" svg:x="0.597cm" svg:y="5.1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762cm" svg:x="4.407cm" svg:y="5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1.27cm" draw:transform="rotate (0.262148453649548) translate (10.343cm 5.25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1.27cm" draw:transform="rotate (0.131248759749974) translate (5.341cm 7.75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1.27cm" draw:transform="rotate (-0.785398163397448) translate (13.529cm 2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4cm" svg:height="1.27cm" draw:transform="rotate (-0.785398163397448) translate (13.725cm 10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55cm" svg:height="1.27cm" draw:transform="rotate (-0.785398163397448) translate (20.167cm 2.75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1" draw:layer="layout" svg:width="0.508cm" svg:height="0.508cm" svg:x="19.423cm" svg:y="11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508cm" svg:x="13.043cm" svg:y="1.13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07cm" svg:y1="3.672cm" svg:x2="18.407cm" svg:y2="4.434cm">
          <text:p/>
        </draw:line>
        <draw:line draw:style-name="gr6" draw:text-style-name="P1" draw:layer="layout" svg:x1="18.407cm" svg:y1="2.402cm" svg:x2="18.407cm" svg:y2="3.164cm">
          <text:p/>
        </draw:line>
        <draw:line draw:style-name="gr6" draw:text-style-name="P1" draw:layer="layout" svg:x1="19.423cm" svg:y1="10.53cm" svg:x2="18.661cm" svg:y2="10.53cm">
          <text:p/>
        </draw:line>
        <draw:line draw:style-name="gr6" draw:text-style-name="P1" draw:layer="layout" svg:x1="20.693cm" svg:y1="10.53cm" svg:x2="19.931cm" svg:y2="10.53cm">
          <text:p/>
        </draw:line>
        <draw:frame draw:style-name="gr7" draw:text-style-name="P2" draw:layer="layout" svg:width="2.145cm" svg:height="1.381cm" svg:x="0.911cm" svg:y="4.033cm">
          <draw:text-box>
            <text:p text:style-name="P1"><text:span text:style-name="T1">DF</text:span><text:span text:style-name="T2">B</text:span></text:p>
          </draw:text-box>
        </draw:frame>
        <draw:frame draw:style-name="gr7" draw:text-style-name="P2" draw:layer="layout" svg:width="1.256cm" svg:height="1.381cm" svg:x="4.153cm" svg:y="4.288cm">
          <draw:text-box>
            <text:p><text:span text:style-name="T2">FI</text:span></text:p>
          </draw:text-box>
        </draw:frame>
        <draw:frame draw:style-name="gr7" draw:text-style-name="P2" draw:layer="layout" svg:width="1.582cm" svg:height="1.381cm" svg:x="12.535cm" svg:y="0cm">
          <draw:text-box>
            <text:p><text:span text:style-name="T2">PD</text:span></text:p>
          </draw:text-box>
        </draw:frame>
        <draw:frame draw:style-name="gr7" draw:text-style-name="P2" draw:layer="layout" svg:width="1.582cm" svg:height="1.381cm" svg:x="18.915cm" svg:y="11.399cm">
          <draw:text-box>
            <text:p><text:span text:style-name="T2">PD</text:span></text:p>
          </draw:text-box>
        </draw:frame>
        <draw:frame draw:style-name="gr7" draw:text-style-name="P2" draw:layer="layout" svg:width="1.582cm" svg:height="1.381cm" svg:x="20.499cm" svg:y="9.875cm">
          <draw:text-box>
            <text:p><text:span text:style-name="T2">AP</text:span></text:p>
          </draw:text-box>
        </draw:frame>
        <draw:frame draw:style-name="gr7" draw:text-style-name="P2" draw:layer="layout" svg:width="1.582cm" svg:height="1.381cm" svg:x="17.545cm" svg:y="1.14cm">
          <draw:text-box>
            <text:p><text:span text:style-name="T2">AP</text:span></text:p>
          </draw:text-box>
        </draw:frame>
        <draw:frame draw:style-name="gr7" draw:text-style-name="P2" draw:layer="layout" svg:width="1.721cm" svg:height="1.381cm" svg:x="4.867cm" svg:y="8.706cm">
          <draw:text-box>
            <text:p><text:span text:style-name="T2">ND</text:span></text:p>
          </draw:text-box>
        </draw:frame>
        <draw:line draw:style-name="gr8" draw:text-style-name="P1" draw:layer="layout" svg:x1="3.391cm" svg:y1="5.958cm" svg:x2="4.407cm" svg:y2="5.958cm">
          <text:p/>
        </draw:line>
        <draw:line draw:style-name="gr8" draw:text-style-name="P1" draw:layer="layout" svg:x1="5.169cm" svg:y1="5.704cm" svg:x2="10.503cm" svg:y2="5.704cm">
          <text:p/>
        </draw:line>
        <draw:line draw:style-name="gr9" draw:text-style-name="P1" draw:layer="layout" svg:x1="10.503cm" svg:y1="5.704cm" svg:x2="5.677cm" svg:y2="8.117cm">
          <text:p/>
        </draw:line>
        <draw:line draw:style-name="gr10" draw:text-style-name="P1" draw:layer="layout" svg:x1="0.343cm" svg:y1="10.784cm" svg:x2="13.297cm" svg:y2="10.784cm">
          <text:p/>
        </draw:line>
        <draw:line draw:style-name="gr10" draw:text-style-name="P1" draw:layer="layout" svg:x1="13.297cm" svg:y1="10.784cm" svg:x2="13.297cm" svg:y2="3.418cm">
          <text:p/>
        </draw:line>
        <draw:line draw:style-name="gr11" draw:text-style-name="P1" draw:layer="layout" svg:x1="19.677cm" svg:y1="11.038cm" svg:x2="19.677cm" svg:y2="3.418cm">
          <text:p/>
        </draw:line>
        <draw:line draw:style-name="gr12" draw:text-style-name="P1" draw:layer="layout" svg:x1="13.297cm" svg:y1="3.418cm" svg:x2="13.297cm" svg:y2="1.64cm">
          <text:p/>
        </draw:line>
        <draw:line draw:style-name="gr13" draw:text-style-name="P1" draw:layer="layout" svg:x1="0.261cm" svg:y1="10.835cm" svg:x2="10.421cm" svg:y2="5.697cm">
          <text:p text:style-name="P1"/>
          <text:p text:style-name="P1"/>
          <text:p text:style-name="P1"/>
          <text:p text:style-name="P1"/>
          <text:p text:style-name="P1"/>
          <text:p text:style-name="P1"/>
        </draw:line>
        <draw:line draw:style-name="gr11" draw:text-style-name="P1" draw:layer="layout" svg:x1="18.407cm" svg:y1="3.418cm" svg:x2="19.677cm" svg:y2="3.418cm">
          <text:p/>
        </draw:line>
        <draw:custom-shape draw:style-name="gr3" draw:text-style-name="P1" draw:layer="layout" svg:width="0.254cm" svg:height="1.27cm" draw:transform="rotate (0.131074226824774) translate (0.007cm 10.2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857cm" svg:height="0.422cm" draw:transform="rotate (1.5707963267949) translate (15.904cm 5.8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6.29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2.64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18cm" svg:height="0.422cm" draw:transform="rotate (1.5707963267949) translate (15.904cm 6.13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18cm" svg:height="0.422cm" draw:transform="rotate (1.5707963267949) translate (15.904cm 2.962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857cm" svg:height="0.422cm" draw:transform="rotate (1.5707963267949) translate (15.904cm 9.6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6.45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18cm" svg:height="0.422cm" draw:transform="rotate (1.5707963267949) translate (15.904cm 9.94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18cm" svg:height="0.422cm" draw:transform="rotate (1.5707963267949) translate (15.904cm 6.77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238cm" svg:height="0.867cm" draw:transform="rotate (1.5707963267949) translate (15.682cm 2.48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2.24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32cm" svg:height="0.422cm" draw:transform="rotate (1.5707963267949) translate (15.904cm 2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10.09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10.251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492cm" svg:height="0.053cm" draw:transform="rotate (-1.5707963267949) translate (15.655cm 2.9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1" draw:layer="layout" svg:width="3.492cm" svg:height="0.053cm" draw:transform="rotate (-1.5707963267949) translate (16.625cm 2.9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8" draw:text-style-name="P1" draw:layer="layout" svg:width="0.317cm" svg:height="0.025cm" draw:transform="rotate (1.5707963267949) translate (16.549cm 6.45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17cm" svg:height="0.025cm" draw:transform="rotate (1.5707963267949) translate (15.657cm 6.45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37cm" svg:height="0.229cm" draw:transform="rotate (1.5707963267949) translate (16.574cm 2.96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337cm" svg:height="0.229cm" draw:transform="rotate (1.5707963267949) translate (15.428cm 2.96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2cm 0.897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59cm" svg:height="0.867cm" draw:transform="rotate (1.5707963267949) translate (15.683cm 1.0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337cm" svg:height="0.025cm" draw:transform="rotate (1.5707963267949) translate (16.803cm 2.96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337cm" svg:height="0.025cm" draw:transform="rotate (1.5707963267949) translate (15.403cm 2.96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01cm" svg:height="0.025cm" svg:x="16.627cm" svg:y="2.9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01cm" svg:height="0.025cm" svg:x="15.403cm" svg:y="2.9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55cm" svg:height="0.025cm" svg:x="16.273cm" svg:y="0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555cm" svg:height="0.025cm" svg:x="15.403cm" svg:y="0.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297cm" svg:y1="3.418cm" svg:x2="18.377cm" svg:y2="3.418cm">
          <text:p/>
        </draw:line>
        <draw:line draw:style-name="gr6" draw:text-style-name="P1" draw:layer="layout" svg:x1="3.414cm" svg:y1="9.526cm" svg:x2="3.751cm" svg:y2="10.209cm">
          <text:p/>
        </draw:line>
        <draw:line draw:style-name="gr6" draw:text-style-name="P1" draw:layer="layout" svg:x1="2.853cm" svg:y1="8.387cm" svg:x2="3.19cm" svg:y2="9.07cm">
          <text:p/>
        </draw:line>
        <draw:frame draw:style-name="gr7" draw:text-style-name="P2" draw:layer="layout" svg:width="0.972cm" svg:height="1.381cm" svg:x="2.066cm" svg:y="7.209cm">
          <draw:text-box>
            <text:p><text:span text:style-name="T2">S</text:span></text:p>
          </draw:text-box>
        </draw:frame>
        <draw:line draw:style-name="gr6" draw:text-style-name="P1" draw:layer="layout" svg:x1="14.478cm" svg:y1="3.71cm" svg:x2="14.478cm" svg:y2="4.472cm">
          <text:p/>
        </draw:line>
        <draw:line draw:style-name="gr6" draw:text-style-name="P1" draw:layer="layout" svg:x1="14.478cm" svg:y1="2.44cm" svg:x2="14.478cm" svg:y2="3.202cm">
          <text:p/>
        </draw:line>
        <draw:frame draw:style-name="gr7" draw:text-style-name="P2" draw:layer="layout" svg:width="1.582cm" svg:height="1.381cm" svg:x="13.616cm" svg:y="1.178cm">
          <draw:text-box>
            <text:p><text:span text:style-name="T2">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axial" draw:start-color="#ff3366" draw:end-color="#ffffff" draw:start-intensity="100%" draw:end-intensity="100%" draw:angle="900" draw:border="25%"/>
    <draw:gradient draw:name="Gradient_20_7" draw:display-name="Gradient 7" draw:style="linear" draw:start-color="#80808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 draw:opacity="25%" draw:shadow-opacity="2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2.174cm" fo:page-height="13.0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5T12:27:07.04</meta:creation-date>
    <dc:date>2013-07-25T16:12:09</dc:date>
    <meta:editing-duration>PT22M18S</meta:editing-duration>
    <meta:editing-cycles>8</meta:editing-cycles>
    <meta:generator>LibreOffice/4.0.2.2$Linux_x86 LibreOffice_project/400m0$Build-2</meta:generator>
    <meta:document-statistic meta:object-count="65"/>
  </office:meta>
</office:document-meta>
</file>